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check last mein final stats are taken from new files (for eg – branch count in Toma_ROB)</text:p>
          </table:table-cell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ensure we need fetchBuffer &amp; not others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ou may choose:::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Running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10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6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6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table:style-name="ce6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4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4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23:55:27.369554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0T03:11:32.122403888</dc:date>
    <meta:editing-duration>PT19H12M39S</meta:editing-duration>
    <meta:editing-cycles>41</meta:editing-cycles>
    <meta:document-statistic meta:table-count="1" meta:cell-count="56" meta:object-count="0"/>
  </office:meta>
</office:document-meta>
</file>